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erif" svg:font-family="'Source Han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8.795cm" style:rel-column-width="32767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text-position="0% 100%" fo:font-weight="bold" officeooo:rsid="0010eee8" officeooo:paragraph-rsid="0010eee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weight="bold" officeooo:rsid="0010eee8" officeooo:paragraph-rsid="0010eee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normal" officeooo:rsid="0010eee8" officeooo:paragraph-rsid="0010eee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8pt" fo:font-weight="bold" officeooo:rsid="0010eee8" officeooo:paragraph-rsid="0010eee8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10eee8" officeooo:paragraph-rsid="0010eee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style:text-underline-style="none" fo:font-weight="bold" officeooo:rsid="0011ca0d" officeooo:paragraph-rsid="0011ca0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11ca0d" officeooo:paragraph-rsid="0011ca0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135907" officeooo:paragraph-rsid="0013590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position="0% 100%" style:text-underline-style="none" fo:font-weight="bold" officeooo:rsid="00135907" officeooo:paragraph-rsid="0013590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position="0% 100%" style:text-underline-style="none" fo:font-weight="bold" officeooo:rsid="00143647" officeooo:paragraph-rsid="0014364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143647" officeooo:paragraph-rsid="0014364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0eee8" officeooo:paragraph-rsid="0010eee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1ca0d" officeooo:paragraph-rsid="0011ca0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35907" officeooo:paragraph-rsid="00135907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647" officeooo:paragraph-rsid="00143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3647" officeooo:paragraph-rsid="001436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ca0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8464" style:font-weight-asian="normal" style:font-weight-complex="normal"/>
    </style:style>
    <style:style style:name="T5" style:family="text">
      <style:text-properties officeooo:rsid="0011ca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eting Protocol</text:p>
      <text:p text:style-name="P1"/>
      <text:p text:style-name="P2">Date: &lt;DATE&gt;</text:p>
      <text:p text:style-name="P2"/>
      <text:p text:style-name="P2">General Subject: Client Software for Rescue Box / other Clients</text:p>
      <text:p text:style-name="P2"/>
      <text:p text:style-name="P2">Participants:</text:p>
      <text:p text:style-name="P2"/>
      <text:p text:style-name="P3">- Ulli Bruch</text:p>
      <text:p text:style-name="P3">- Michael Schröder</text:p>
      <text:p text:style-name="P3">- Jorge Crespo Sueiro</text:p>
      <text:p text:style-name="P3">- Jonas Wenner</text:p>
      <text:p text:style-name="P5"/>
      <text:p text:style-name="P11">Change History:</text:p>
      <text:p text:style-name="P11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6">NAME</text:p>
          </table:table-cell>
          <table:table-cell table:style-name="Tabelle1.B1" office:value-type="string">
            <text:p text:style-name="P16">DESCRIPTION</text:p>
          </table:table-cell>
        </table:table-row>
        <table:table-row>
          <table:table-cell table:style-name="Tabelle1.A2" office:value-type="string">
            <text:p text:style-name="P15">Jonas Wenner</text:p>
          </table:table-cell>
          <table:table-cell table:style-name="Tabelle1.B2" office:value-type="string">
            <text:p text:style-name="P15">Initial Version of Document</text:p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B2" office:value-type="string">
            <text:p text:style-name="P15"/>
          </table:table-cell>
        </table:table-row>
      </table:table>
      <text:p text:style-name="P11"><text:span text:style-name="T3"/></text:p>
      <text:p text:style-name="P12"/>
      <text:p text:style-name="P10">Technical specifications</text:p>
      <text:p text:style-name="P12"/>
      <text:p text:style-name="P12">The client software will be written in <text:span text:style-name="T1">Python 3.x</text:span> with <text:span text:style-name="T1">PyQt 5.x</text:span> as the GUI-Framework of choice.</text:p>
      <text:p text:style-name="P12"/>
      <text:p text:style-name="P12">The client software will run on a <text:span text:style-name="T1">Raspberry Pi</text:span> with <text:span text:style-name="T1">Raspbian</text:span> as Operating system with a minimal window manager such as <text:span text:style-name="T1">LXDE</text:span> or <text:span text:style-name="T1">XTERM</text:span>. </text:p>
      <text:p text:style-name="P12"/>
      <text:p text:style-name="P12">The client software will have no fixed GUI. <text:span text:style-name="T5">Instead it will be possible to build a GUI-</text:span><text:span text:style-name="T2">Template</text:span><text:span text:style-name="T5"> for </text:span><text:span text:style-name="T2">different screen resolutions </text:span><text:span text:style-name="T5">and devices. With these templates, it will be possible to show data of every sensor of the Payload and other data.</text:span></text:p>
      <text:p text:style-name="P12"/>
      <text:p text:style-name="P6">Templates</text:p>
      <text:p text:style-name="P7"><text:span text:style-name="T3"/></text:p>
      <text:p text:style-name="P7"><text:span text:style-name="T3">Templates will contain different GUI-Frames in which Data will be displayed.</text:span></text:p>
      <text:p text:style-name="P7"><text:span text:style-name="T3">The templates will be stored on a server and mirrored on a device.</text:span></text:p>
      <text:p text:style-name="P8"><text:span text:style-name="T3">Templates include information of the screen on which they were created so they can be ported to different screen resolutions.</text:span></text:p>
      <text:p text:style-name="P7"><text:span text:style-name="T3">At startup, users can choose which templates to load or alternatively create new templates.</text:span></text:p>
      <text:p text:style-name="P7"><text:span text:style-name="T3">These templates contain sections including different types of data.</text:span></text:p>
      <text:p text:style-name="P7"><text:span text:style-name="T3">The sections can freely be moved and resized in the template.</text:span></text:p>
      <text:p text:style-name="P7"><text:span text:style-name="T3">Templates can include different Tabs with identifying names to group different data.</text:span></text:p>
      <text:p text:style-name="P7"><text:span text:style-name="T3"/></text:p>
      <text:p text:style-name="P6">Sections</text:p>
      <text:p text:style-name="P13"/>
      <text:p text:style-name="P13">Sections will hold different types of data.</text:p>
      <text:p text:style-name="P13">It will be possible to monitor alphanumeric data as numbers or a graph of the last few values.</text:p>
      <text:p text:style-name="P13">Every time data changes, the corresponding section will flash, indicating the change.</text:p>
      <text:p text:style-name="P14"><text:soft-page-break/>Sections may also consist of maps and compasses to indicate the position and alignment of various objects. Alternatively, signal strength of various signals can be displayed (if supported by device).</text:p>
      <text:p text:style-name="P13"/>
      <text:p text:style-name="P13">For furture versions of the client software, keep in mind that it should be possible to add a chat and other functionalities as sections in the software.</text:p>
      <text:p text:style-name="P12"/>
      <text:p text:style-name="P9">Map</text:p>
      <text:p text:style-name="P8"><text:span text:style-name="T3"/></text:p>
      <text:p text:style-name="P8"><text:span text:style-name="T3">For Map-Sections, the APIs of Google Maps, Google Earth and OpenStreetMap should be usable.</text:span></text:p>
      <text:p text:style-name="P12"/>
      <text:p text:style-name="P9">Data Flow</text:p>
      <text:p text:style-name="P14"/>
      <text:p text:style-name="P14">The Data of the client software will be recieved from a specified server. The servers adress should be ajustable in the software.</text:p>
      <text:p text:style-name="P14"/>
      <text:p text:style-name="P9">Other</text:p>
      <text:p text:style-name="P8"><text:span text:style-name="T3"/></text:p>
      <text:p text:style-name="P8"><text:span text:style-name="T3">The software will indicate a decrease in signal strength </text:span><text:span text:style-name="T4">of the data-providing server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erif" svg:font-family="'Source Han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2:38:21.339935464</meta:creation-date>
    <dc:date>2018-11-25T13:09:13.196605198</dc:date>
    <meta:editing-duration>PT8M</meta:editing-duration>
    <meta:editing-cycles>3</meta:editing-cycles>
    <meta:generator>LibreOffice/6.1.3.2$Linux_X86_64 LibreOffice_project/10$Build-2</meta:generator>
    <meta:document-statistic meta:table-count="1" meta:image-count="0" meta:object-count="0" meta:page-count="2" meta:paragraph-count="37" meta:word-count="362" meta:character-count="2218" meta:non-whitespace-character-count="1892"/>
  </office:meta>
</office:document-meta>
</file>